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6.42mm" svg:height="90.04mm" svg:x="101.87mm" svg:y="12.22mm">
            <draw:object draw:notify-on-update-of-ranges="Sheet1.A3:Sheet1.A10 Sheet1.B3:Sheet1.B10 Sheet1.C3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815" calcext:value-type="float">
            <text:p>815</text:p>
          </table:table-cell>
          <table:table-cell table:formula="of:=69+9+6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224" calcext:value-type="float">
            <text:p>224</text:p>
          </table:table-cell>
          <table:table-cell table:formula="of:=54+9+63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263" calcext:value-type="float">
            <text:p>2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ava (Spring)</text:p>
          </table:table-cell>
          <table:table-cell office:value-type="float" office:value="113" calcext:value-type="float">
            <text:p>113</text:p>
          </table:table-cell>
          <table:table-cell table:formula="of:=66+117+107+34+53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Jave (pure)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/00/0000</text:date>, <text:time style:data-style-name="N2" text:time-value="21:05:04.924340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6:52:20.058102527</meta:creation-date>
    <dc:date>2017-12-28T21:23:04.329998801</dc:date>
    <meta:editing-duration>PT26M27S</meta:editing-duration>
    <meta:editing-cycles>5</meta:editing-cycles>
    <meta:generator>LibreOffice/5.4.4.2$Linux_X86_64 LibreOffice_project/4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43cm" svg:height="9.005cm" xlink:href=".." xlink:type="simple" chart:class="chart:scatter" chart:style-name="ch1">
        <chart:plot-area chart:style-name="ch2" table:cell-range-address="Sheet1.A3:Sheet1.C10" chart:data-source-has-labels="column" svg:x="1.391cm" svg:y="0.18cm" svg:width="19.82cm" svg:height="7.716cm">
          <chartooo:coordinate-region svg:x="2.198cm" svg:y="0.34cm" svg:width="18.641cm" svg:height="6.988cm"/>
          <chart:axis chart:dimension="x" chart:name="primary-x" chart:style-name="ch3" chartooo:axis-type="auto">
            <chart:title svg:x="10.41cm" svg:y="8.076cm" chart:style-name="ch4">
              <text:p>Speed (ms)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511cm" chart:style-name="ch6">
              <text:p>SLoC as per Github</text:p>
            </chart:title>
            <chart:grid chart:style-name="ch7" chart:class="major"/>
          </chart:axis>
          <chart:series chart:style-name="ch8" chart:values-cell-range-address="Sheet1.C3:Sheet1.C10" chart:class="chart:scatter">
            <chart:domain table:cell-range-address="Sheet1.B3:Sheet1.B10"/>
            <chart:data-point chart:repeated="4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</text:p>
                <draw:g>
                  <svg:desc>Sheet1.A3:Sheet1.A10</svg:desc>
                </draw:g>
              </table:table-cell>
              <table:table-cell office:value-type="float" office:value="815">
                <text:p>815</text:p>
                <draw:g>
                  <svg:desc>Sheet1.B3:Sheet1.B10</svg:desc>
                </draw:g>
              </table:table-cell>
              <table:table-cell office:value-type="float" office:value="139">
                <text:p>139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63">
                <text:p>2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Java (Spring)</text:p>
              </table:table-cell>
              <table:table-cell office:value-type="float" office:value="113">
                <text:p>11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Jave (pure)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106">
                <text:p>106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